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8:50:01.251896845</meta:creation-date>
    <meta:generator>LibreOffice/7.0.4.2$Linux_X86_64 LibreOffice_project/00$Build-2</meta:generator>
    <dc:date>2021-08-08T18:51:38.403893549</dc:date>
    <meta:editing-duration>PT1M3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